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officeooo:rsid="00076194" officeooo:paragraph-rsid="00076194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B Schema für Tippspiel aus Aufgabe 2</text:p>
      <text:p text:style-name="Standard"/>
      <text:p text:style-name="Standard"/>
      <text:list xml:id="list8047192589315297460" text:style-name="L1">
        <text:list-item>
          <text:p text:style-name="P1">Mitspieler (<text:span text:style-name="T1">ID</text:span><text:span text:style-name="T2">, Vorname, Nachname, Passwort</text:span>)</text:p>
        </text:list-item>
        <text:list-item>
          <text:p text:style-name="P1">Tippspiel (<text:span text:style-name="T1">SpID</text:span>, Name, ID → Mitspieler.ID, WetNam → Wettbewerb.Name)</text:p>
        </text:list-item>
        <text:list-item>
          <text:p text:style-name="P1">spielt (<text:span text:style-name="T1">ID → Mitspieler.ID, SpID → Tippspiel.SpID</text:span>)</text:p>
        </text:list-item>
        <text:list-item>
          <text:p text:style-name="P1">Wettbewerb (<text:span text:style-name="T1">Name</text:span>)</text:p>
        </text:list-item>
        <text:list-item>
          <text:p text:style-name="P1">Begegnung (<text:span text:style-name="T1">BegID</text:span>, Datum, Uhrzeit, TeamA, TeamB, WetNam → Wettbewerb.Name)</text:p>
        </text:list-item>
        <text:list-item>
          <text:p text:style-name="P1">Volleyballspiel (<text:span text:style-name="T1">BegID → Begegnung.BegID</text:span>, Sätze_Team_A, Sätze_Team_B)</text:p>
        </text:list-item>
        <text:list-item>
          <text:p text:style-name="P1">Fussballspiel (<text:span text:style-name="T1">BegID → Begegnung.BegID</text:span>, Tore_Team_A, Tore_Team_B, Gelbe_Karten, Rote_Karten)</text:p>
        </text:list-item>
        <text:list-item>
          <text:p text:style-name="P1">Tipp (<text:span text:style-name="T1">ID → Mitspieler.ID, BegID → Begegnung.BegID</text:span>, Ergebnis_A, Ergebnis_B, Punkte)</text:p>
        </text:list-item>
      </text:list>
      <text:p text:style-name="Standard"/>
      <text:p text:style-name="P2">CREATE TABLE Mitspieler </text:p>
      <text:p text:style-name="P2">( <text:s/>id INTEGER PRIMARY KEY <text:s/>NOT NULL GENERATED ALWAYS AS IDENTITY (START WITH 1, INCREMENT BY 1, NO CACHE) , </text:p>
      <text:p text:style-name="P2"><text:s text:c="3"/>vorname VARCHAR(250), </text:p>
      <text:p text:style-name="P2"><text:s text:c="3"/>nachname VARCHAR(250), </text:p>
      <text:p text:style-name="P2"><text:s text:c="3"/>passwort VARCHAR(250)</text:p>
      <text:p text:style-name="P2"/>
      <text:p text:style-name="P2">);</text:p>
      <text:p text:style-name="P2"/>
      <text:p text:style-name="P2">Create table Wettbewerb (</text:p>
      <text:p text:style-name="P2">id INTEGER PRIMARY KEY <text:s/>NOT NULL GENERATED ALWAYS AS IDENTITY (START WITH 1, INCREMENT BY 1, NO CACHE),</text:p>
      <text:p text:style-name="P2">name VARCHAR(250)</text:p>
      <text:p text:style-name="P2">);</text:p>
      <text:p text:style-name="P2"/>
      <text:p text:style-name="P2">CREATE TABLE Tippspiel</text:p>
      <text:p text:style-name="P2">( id INT PRIMARY KEY NOT NULL GENERATED ALWAYS AS IDENTITY (START WITH 1, INCREMENT BY 1, NO CACHE),</text:p>
      <text:p text:style-name="P2"><text:s text:c="2"/>name varCHAR (250),</text:p>
      <text:p text:style-name="P2"><text:s text:c="2"/>wettbewerb int,</text:p>
      <text:p text:style-name="P2"><text:s text:c="2"/>verwalter int, </text:p>
      <text:p text:style-name="P2"/>
      <text:p text:style-name="P2">FOREIGN KEY (verwalter) REFERENCES Mitspieler(id),</text:p>
      <text:p text:style-name="P2">FOREIGN KEY (wettbewerb) REFERENCES Wettbewerb(id)</text:p>
      <text:p text:style-name="P2"/>
      <text:p text:style-name="P2">);</text:p>
      <text:p text:style-name="P2"/>
      <text:p text:style-name="P2">CREATE TABLE spielt</text:p>
      <text:p text:style-name="P2">(</text:p>
      <text:p text:style-name="P2"><text:s text:c="2"/>mitspieler int NOT NULL, </text:p>
      <text:p text:style-name="P2"><text:s text:c="2"/>tippspiel int NOT NULL,</text:p>
      <text:p text:style-name="P2"/>
      <text:p text:style-name="P2">PRIMARY KEY (mitspieler, tippspiel),</text:p>
      <text:p text:style-name="P2"/>
      <text:p text:style-name="P2">FOREIGN KEY (mitspieler) REFERENCES Mitspieler(id),</text:p>
      <text:p text:style-name="P2">FOREIGN KEY (tippspiel) REFERENCES Tippspiel(id)</text:p>
      <text:p text:style-name="P2"/>
      <text:p text:style-name="P2">);</text:p>
      <text:p text:style-name="P2"/>
      <text:p text:style-name="P2"><text:soft-page-break/>CREATE TABLE Begegnung</text:p>
      <text:p text:style-name="P2">(</text:p>
      <text:p text:style-name="P2"><text:s text:c="2"/>id int primary key NOT NULL GENERATED ALWAYS AS IDENTITY (START WITH 1, INCREMENT BY 1,NO CACHE), </text:p>
      <text:p text:style-name="P2"><text:s text:c="2"/>datum varchar(250),</text:p>
      <text:p text:style-name="P2"><text:s text:c="2"/>uhrzeit char(5), </text:p>
      <text:p text:style-name="P2"><text:s text:c="2"/>teamA varchar(20),</text:p>
      <text:p text:style-name="P2"><text:s text:c="2"/>teamB char(250),</text:p>
      <text:p text:style-name="P2"><text:s text:c="2"/>wettbewerb int,</text:p>
      <text:p text:style-name="P2"/>
      <text:p text:style-name="P2">FOREIGN KEY (wettbewerb) REFERENCES Wettbewerb(id)</text:p>
      <text:p text:style-name="P2"/>
      <text:p text:style-name="P2">);</text:p>
      <text:p text:style-name="P2"/>
      <text:p text:style-name="P2">CREATE TABLE Volleyballspiel </text:p>
      <text:p text:style-name="P2">(</text:p>
      <text:p text:style-name="P2"><text:s text:c="2"/>begegnung int primary key NOT NULL, </text:p>
      <text:p text:style-name="P2"/>
      <text:p text:style-name="P2"><text:s text:c="2"/>saetzeA int,</text:p>
      <text:p text:style-name="P2"><text:s text:c="2"/>saetzeB int,</text:p>
      <text:p text:style-name="P2">FOREIGN KEY (begegnung) REFERENCES Begegnung(id)</text:p>
      <text:p text:style-name="P2"/>
      <text:p text:style-name="P2">);</text:p>
      <text:p text:style-name="P2"/>
      <text:p text:style-name="P2">CREATE TABLE Fussballspiel </text:p>
      <text:p text:style-name="P2">(</text:p>
      <text:p text:style-name="P2"><text:s text:c="2"/>begegnung int primary key NOT NULL, </text:p>
      <text:p text:style-name="P2"><text:s text:c="2"/>toreA int,</text:p>
      <text:p text:style-name="P2"><text:s text:c="2"/>toreB int,</text:p>
      <text:p text:style-name="P2"><text:s text:c="2"/>gelbeKarten int,</text:p>
      <text:p text:style-name="P2"><text:s text:c="2"/>roteKarten int,</text:p>
      <text:p text:style-name="P2">FOREIGN KEY (begegnung) REFERENCES Begegnung(id)</text:p>
      <text:p text:style-name="P2"/>
      <text:p text:style-name="P2">);</text:p>
      <text:p text:style-name="P2"/>
      <text:p text:style-name="P2">CREATE TABLE tipp</text:p>
      <text:p text:style-name="P2">(</text:p>
      <text:p text:style-name="P2"><text:s text:c="2"/>mitspieler int NOT NULL,</text:p>
      <text:p text:style-name="P2"><text:s text:c="2"/>begegnung int NOT NULL, </text:p>
      <text:p text:style-name="P2">tippspiel int not null,</text:p>
      <text:p text:style-name="P2"><text:s text:c="2"/>ergebnisA int,</text:p>
      <text:p text:style-name="P2"><text:s text:c="2"/>ergebnisB int,</text:p>
      <text:p text:style-name="P2"><text:s text:c="2"/>punkte int,</text:p>
      <text:p text:style-name="P2"/>
      <text:p text:style-name="P2">PRIMARY KEY (mitspieler, begegnung),</text:p>
      <text:p text:style-name="P2">FOREIGN KEY (mitspieler) REFERENCES Mitspieler(id),</text:p>
      <text:p text:style-name="P2">FOREIGN KEY (begegnung) REFERENCES Begegnung(id),</text:p>
      <text:p text:style-name="P2">FOREIGN KEY (tippspiel) REFERENCES Tippspiel(id)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lbany AMT1" style:font-size-asian="10.5pt" style:language-asian="zxx" style:country-asian="none" style:font-name-complex="Albany AMT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 AMT" fo:font-size="12pt" fo:language="en" fo:country="US" style:letter-kerning="true" style:font-name-asian="Albany AMT1" style:font-size-asian="10.5pt" style:language-asian="zxx" style:country-asian="none" style:font-name-complex="Albany AMT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 AMT" fo:font-family="'Albany AMT'" style:font-family-generic="swiss" style:font-pitch="variable" fo:font-size="14pt" style:font-name-asian="Albany AMT1" style:font-family-asian="'Albany AMT'" style:font-family-generic-asian="system" style:font-pitch-asian="variable" style:font-size-asian="14pt" style:font-name-complex="Albany AMT1" style:font-family-complex="'Albany AMT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4T16:50:41</meta:creation-date>
    <dc:date>2018-04-25T13:54:54.212000000</dc:date>
    <meta:editing-duration>PT3H9M36S</meta:editing-duration>
    <meta:editing-cycles>6</meta:editing-cycles>
    <meta:generator>LibreOffice/5.1.0.3$Windows_x86 LibreOffice_project/5e3e00a007d9b3b6efb6797a8b8e57b51ab1f737</meta:generator>
    <meta:document-statistic meta:table-count="0" meta:image-count="0" meta:object-count="0" meta:page-count="2" meta:paragraph-count="73" meta:word-count="315" meta:character-count="2305" meta:non-whitespace-character-count="1998"/>
  </office:meta>
</office:document-meta>
</file>